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7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39" draw:style-name="gr1" draw:text-style-name="P2" draw:layer="layout" svg:width="1.687cm" svg:height="1.687cm" svg:x="2.499cm" svg:y="1.48cm">
          <text:p text:style-name="P1"><text:span text:style-name="T1">1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" draw:text-style-name="P2" draw:layer="layout" svg:width="1.687cm" svg:height="1.687cm" svg:x="4.099cm" svg:y="1.48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3" draw:text-style-name="P2" draw:layer="layout" svg:width="1.687cm" svg:height="1.687cm" svg:x="5.699cm" svg:y="1.48cm">
          <text:p text:style-name="P1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4" draw:text-style-name="P2" draw:layer="layout" svg:width="1.687cm" svg:height="1.687cm" svg:x="7.299cm" svg:y="1.48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5" draw:text-style-name="P2" draw:layer="layout" svg:width="1.687cm" svg:height="1.687cm" svg:x="2.499cm" svg:y="3.081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6" draw:text-style-name="P2" draw:layer="layout" svg:width="1.687cm" svg:height="1.687cm" svg:x="4.099cm" svg:y="3.081cm">
          <text:p text:style-name="P1"><text:span text:style-name="T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7" draw:text-style-name="P2" draw:layer="layout" svg:width="1.687cm" svg:height="1.687cm" svg:x="5.699cm" svg:y="3.0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8" draw:text-style-name="P2" draw:layer="layout" svg:width="1.687cm" svg:height="1.687cm" svg:x="7.299cm" svg:y="3.0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9" draw:text-style-name="P2" draw:layer="layout" svg:width="1.687cm" svg:height="1.687cm" svg:x="2.499cm" svg:y="4.681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10" draw:text-style-name="P2" draw:layer="layout" svg:width="1.687cm" svg:height="1.687cm" svg:x="4.099cm" svg:y="4.681cm">
          <text:p text:style-name="P1"><text:span text:style-name="T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11" draw:text-style-name="P2" draw:layer="layout" svg:width="1.687cm" svg:height="1.687cm" svg:x="5.699cm" svg:y="4.681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12" draw:text-style-name="P2" draw:layer="layout" svg:width="1.687cm" svg:height="1.687cm" svg:x="7.299cm" svg:y="4.6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13" draw:text-style-name="P2" draw:layer="layout" svg:width="1.687cm" svg:height="1.687cm" svg:x="2.499cm" svg:y="6.281cm">
          <text:p text:style-name="P1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14" draw:text-style-name="P2" draw:layer="layout" svg:width="1.687cm" svg:height="1.687cm" svg:x="4.099cm" svg:y="6.2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15" draw:text-style-name="P2" draw:layer="layout" svg:width="1.687cm" svg:height="1.687cm" svg:x="5.699cm" svg:y="6.281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16" draw:text-style-name="P2" draw:layer="layout" svg:width="1.687cm" svg:height="1.687cm" svg:x="7.299cm" svg:y="6.2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" draw:style-name="gr17" draw:text-style-name="P3" draw:layer="layout" svg:width="1.687cm" svg:height="1.687cm" svg:x="15.413cm" svg:y="3.124cm">
          <text:p text:style-name="P1"><text:span text:style-name="T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" draw:style-name="gr18" draw:text-style-name="P3" draw:layer="layout" svg:width="1.687cm" svg:height="1.687cm" svg:x="17.013cm" svg:y="3.124cm">
          <text:p text:style-name="P1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" draw:style-name="gr19" draw:text-style-name="P3" draw:layer="layout" svg:width="1.687cm" svg:height="1.687cm" svg:x="15.413cm" svg:y="4.724cm">
          <text:p text:style-name="P1"><text:span text:style-name="T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" draw:style-name="gr20" draw:text-style-name="P3" draw:layer="layout" svg:width="1.687cm" svg:height="1.687cm" svg:x="17.013cm" svg:y="4.724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21" draw:text-style-name="P4" draw:layer="layout" svg:width="5.8cm" svg:height="0.001cm" svg:x="9.3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22" draw:text-style-name="P5" draw:layer="layout" svg:width="6.2cm" svg:height="1.775cm" svg:x="9.1cm" svg:y="2.924cm">
          <text:p text:style-name="P1"><text:span text:style-name="T2">Max pooling with 2x2 filter and stride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65</meta:editing-cycles>
    <meta:creation-date>2017-01-08T13:57:27</meta:creation-date>
    <dc:date>2021-11-05T13:26:32.547914332</dc:date>
    <meta:editing-duration>P3DT2H52M3S</meta:editing-duration>
    <meta:generator>LibreOffice/6.4.3.2$Linux_X86_64 LibreOffice_project/40$Build-2</meta:generator>
    <meta:document-statistic meta:object-count="4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